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Pictures/10000000000003200000025831C25979.png" manifest:media-type="image/png"/>
  <manifest:file-entry manifest:full-path="Pictures/20000001000016BD00000422E276F49B.svg" manifest:media-type="image/svg+xml"/>
  <manifest:file-entry manifest:full-path="Pictures/200000010000622F000010892CDC1246.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hcmc_5f_presentation_5f_template-title">
      <style:graphic-properties draw:auto-grow-height="true" fo:min-height="3.506cm"/>
    </style:style>
    <style:style style:name="pr2" style:family="presentation" style:parent-style-name="hcmc_5f_presentation_5f_template-subtitle">
      <style:graphic-properties draw:fill-color="#ffffff" draw:auto-grow-height="true" fo:min-height="12.18cm"/>
    </style:style>
    <style:style style:name="pr3" style:family="presentation" style:parent-style-name="hcmc_5f_presentation_5f_template-notes">
      <style:graphic-properties draw:fill-color="#ffffff" draw:auto-grow-height="true" fo:min-height="12.572cm"/>
    </style:style>
    <style:style style:name="pr4" style:family="presentation" style:parent-style-name="hcmc_5f_presentation_5f_template-title">
      <style:graphic-properties fo:min-height="3.506cm"/>
    </style:style>
    <style:style style:name="pr5" style:family="presentation" style:parent-style-name="hcmc_5f_presentation_5f_template-notes">
      <style:graphic-properties draw:fill-color="#ffffff" fo:min-height="12.572cm"/>
    </style:style>
    <style:style style:name="T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cmc_5f_presentation_5f_template" presentation:presentation-page-layout-name="AL1T0">
        <office:forms form:automatic-focus="false" form:apply-design-mode="false"/>
        <draw:frame presentation:style-name="pr1" draw:layer="layout" svg:width="24cm" svg:height="4.267cm" svg:x="2.162cm" svg:y="3.734cm" presentation:class="title" presentation:user-transformed="true">
          <draw:text-box>
            <text:p>Introduction to TEI and XML Encoding:<text:line-break/><text:line-break/>Describing Textual Style</text:p>
          </draw:text-box>
        </draw:frame>
        <draw:frame presentation:style-name="pr2" draw:layer="layout" svg:width="23cm" svg:height="12.18cm" svg:x="2.5cm" svg:y="5.514cm" presentation:class="subtitle" presentation:placeholder="true" presentation:user-transformed="true">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The old way: @rend</text:p>
          </draw:text-box>
        </draw:frame>
        <draw:frame presentation:style-name="hcmc_5f_presentation_5f_template-outline1" draw:layer="layout" svg:width="23cm" svg:height="12.18cm" svg:x="2.5cm" svg:y="5.514cm" presentation:class="outline" presentation:user-transformed="true">
          <draw:text-box>
            <text:list text:style-name="L2">
              <text:list-item>
                <text:p xml:id="id1" text:id="id1">&lt;hi rend=”italic”&gt;</text:p>
              </text:list-item>
              <text:list-item>
                <text:p xml:id="id2" text:id="id2">&lt;p rend=”align(center)”&gt;</text:p>
              </text:list-item>
              <text:list-item>
                <text:p xml:id="id3" text:id="id3"><text:span text:style-name="T1">“</text:span><text:span text:style-name="T1">These Guidelines make no binding recommendations for the values of the rend attribute; the characteristics of visual presentation vary too much from text to text and the decision to record or ignore individual characteristics varies too much from project to project. Some potentially useful conventions are noted from time to time at appropriate points in the Guidelines. The values of the rend attribute are a set of sequence-indeterminate individual tokens separated by whitespa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The new way: @style</text:p>
          </draw:text-box>
        </draw:frame>
        <draw:frame presentation:style-name="hcmc_5f_presentation_5f_template-outline1" draw:layer="layout" svg:width="23cm" svg:height="12.18cm" svg:x="2.5cm" svg:y="5.514cm" presentation:class="outline">
          <draw:text-box>
            <text:list text:style-name="L2">
              <text:list-item>
                <text:p xml:id="id4" text:id="id4">Cascading Stylesheet Language is a W3C standard.</text:p>
              </text:list-item>
              <text:list-item>
                <text:p xml:id="id5" text:id="id5">It's rich, powerful and easy to use.</text:p>
              </text:list-item>
              <text:list-item>
                <text:p xml:id="id6" text:id="id6">&lt;hi style=”font-style: italic;”&gt;</text:p>
              </text:list-item>
              <text:list-item>
                <text:p xml:id="id7" text:id="id7">&lt;p style=”text-align: center;”&gt;</text:p>
              </text:list-item>
              <text:list-item>
                <text:p xml:id="id8" text:id="id8">&lt;div style=”text-align: center; color: red; <text:line-break/> <text:s text:c="17"/>font-size: 120%; margin-left: 2em;”&g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What CSS covers</text:p>
          </draw:text-box>
        </draw:frame>
        <draw:frame presentation:style-name="hcmc_5f_presentation_5f_template-outline1" draw:layer="layout" svg:width="23cm" svg:height="12.18cm" svg:x="2.5cm" svg:y="5.514cm" presentation:class="outline">
          <draw:text-box>
            <text:list text:style-name="L2">
              <text:list-item>
                <text:p xml:id="id9" text:id="id9">position</text:p>
              </text:list-item>
              <text:list-item>
                <text:p xml:id="id10" text:id="id10">margins, padding and indents</text:p>
              </text:list-item>
              <text:list-item>
                <text:p xml:id="id11" text:id="id11">alignment and justification</text:p>
              </text:list-item>
              <text:list-item>
                <text:p xml:id="id12" text:id="id12">colour and background colour</text:p>
              </text:list-item>
              <text:list-item>
                <text:p xml:id="id13" text:id="id13">font styles, weights, sizes and families</text:p>
              </text:list-item>
              <text:list-item>
                <text:p xml:id="id14" text:id="id14">text decoration (underline, strikethrough etc.)</text:p>
              </text:list-item>
              <text:list-item>
                <text:p xml:id="id15" text:id="id15">See <text:a xlink:href="http://w3schools.com/css">http://w3schools.com/css</text:a> for mo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Bitmape_20_2" draw:display-name="Bitmape 2" xlink:href="Pictures/10000000000003200000025831C2597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font-family-complex="'Droid Sans'" style:font-family-generic-complex="swiss" style:font-pitch-complex="variable"/>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style:font-family-generic-complex="swiss" style:font-pitch-complex="variable" style:font-style-complex="italic" style:font-weight-complex="bold"/>
    </style:style>
    <style:style style:name="Heading_20_3" style:display-name="Heading 3" style:family="graphic">
      <style:paragraph-properties fo:margin-top="0.746cm" fo:margin-bottom="0.374cm" style:text-autospace="none"/>
      <style:text-properties fo:font-family="Arial" style:font-family-generic="swiss" style:font-pitch="variable" fo:font-size="14pt" fo:font-weight="bold" style:font-family-asian="'Lohit Hindi'" style:font-pitch-asian="variable" style:font-size-asian="14pt" style:font-weight-asian="bold" style:font-family-complex="'Droid Sans'" style:font-family-generic-complex="swiss" style:font-pitch-complex="variable"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fo:font-family="'Droid Sans Mono'" style:font-family-generic="modern" style:font-pitch="fixed" fo:font-size="10pt" style:font-family-asian="'Lohit Hindi'" style:font-family-generic-asian="modern" style:font-pitch-asian="fixed" style:font-size-asian="10pt" style:font-family-complex="'HAN NOM A'" style:font-family-generic-complex="modern" style:font-pitch-complex="fixed"/>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Highlighted" style:family="graphic" style:parent-style-name="standard">
      <style:graphic-properties draw:stroke-dash="Dash_20_2" draw:fill-color="#ffff66" draw:fill-gradient-name="Gradient_20_7" draw:fill-hatch-name="Hatching_20_1" draw:fill-image-name="Bitmape_20_1" draw:fill-image-width="0cm" draw:fill-image-height="0cm" fo:min-height="12.18cm" draw:shadow="visible" draw:shadow-offset-x="0.203cm" draw:shadow-offset-y="0.203cm">
        <text:list-style style:name="Highlighted">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35cm" fo:margin-bottom="0.635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lbany"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32pt" style:language-asian="zh" style:country-asian="CN" style:font-style-asian="normal" style:font-weight-asian="normal" style:font-family-complex="Tahom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cmc_5f_presentation_5f_template-background" style:display-name="hcmc_presentation_template-background" style:family="presentation">
      <style:graphic-properties draw:stroke="none" draw:fill="bitmap" draw:fill-image-name="Bitmape_20_2" style:repeat="stretch"/>
    </style:style>
    <style:style style:name="hcmc_5f_presentation_5f_template-backgroundobjects" style:display-name="hcmc_presentation_template-backgroundobjects" style:family="presentation">
      <style:graphic-properties draw:shadow="hidden" draw:shadow-offset-x="0.3cm" draw:shadow-offset-y="0.3cm" draw:shadow-color="#808080"/>
    </style:style>
    <style:style style:name="hcmc_5f_presentation_5f_template-notes" style:display-name="hcmc_presentation_template-notes" style:family="presentation">
      <style:graphic-properties draw:stroke="none" draw:fill="none">
        <text:list-style style:name="hcmc_5f_presentation_5f_template-notes" style:display-name="hcmc_presentation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hcmc_5f_presentation_5f_template-outline1" style:display-name="hcmc_presentation_template-outline1" style:family="presentation">
      <style:graphic-properties draw:stroke="none" svg:stroke-width="0cm" svg:stroke-color="#808080" draw:marker-start-width="0.2cm" draw:marker-start-center="false" draw:marker-end-width="0.2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hcmc_5f_presentation_5f_template-outline1" style:display-name="hcmc_presentation_template-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35cm" fo:margin-bottom="0.635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lbany"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32pt" style:language-asian="zh" style:country-asian="CN" style:font-style-asian="normal" style:font-weight-asian="normal" style:font-family-complex="Tahom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hcmc_5f_presentation_5f_template-outline2" style:display-name="hcmc_presentation_template-outline2" style:family="presentation" style:parent-style-name="hcmc_5f_presentation_5f_template-outline1">
      <style:paragraph-properties fo:margin-left="2.4cm" fo:margin-right="0cm" fo:margin-top="0cm" fo:margin-bottom="0.4cm" fo:text-indent="-0.8cm"/>
      <style:text-properties fo:font-size="28pt" style:font-size-asian="28pt" style:font-size-complex="28pt"/>
    </style:style>
    <style:style style:name="hcmc_5f_presentation_5f_template-outline3" style:display-name="hcmc_presentation_template-outline3" style:family="presentation" style:parent-style-name="hcmc_5f_presentation_5f_template-outline2">
      <style:paragraph-properties fo:margin-left="3.6cm" fo:margin-right="0cm" fo:margin-top="0cm" fo:margin-bottom="0.3cm" fo:text-indent="-0.6cm"/>
      <style:text-properties fo:font-size="24pt" style:font-size-asian="24pt" style:font-size-complex="24pt"/>
    </style:style>
    <style:style style:name="hcmc_5f_presentation_5f_template-outline4" style:display-name="hcmc_presentation_template-outline4" style:family="presentation" style:parent-style-name="hcmc_5f_presentation_5f_template-outline3">
      <style:paragraph-properties fo:margin-left="4.8cm" fo:margin-right="0cm" fo:margin-top="0cm" fo:margin-bottom="0.2cm" fo:text-indent="-0.6cm"/>
      <style:text-properties fo:font-size="20pt" style:font-size-asian="20pt" style:font-size-complex="20pt"/>
    </style:style>
    <style:style style:name="hcmc_5f_presentation_5f_template-outline5" style:display-name="hcmc_presentation_template-outline5" style:family="presentation" style:parent-style-name="hcmc_5f_presentation_5f_template-outline4">
      <style:paragraph-properties fo:margin-left="6cm" fo:margin-right="0cm" fo:margin-top="0cm" fo:margin-bottom="0.1cm" fo:text-indent="-0.6cm"/>
      <style:text-properties fo:font-size="20pt" style:font-size-asian="20pt" style:font-size-complex="20pt"/>
    </style:style>
    <style:style style:name="hcmc_5f_presentation_5f_template-outline6" style:display-name="hcmc_presentation_template-outline6" style:family="presentation" style:parent-style-name="hcmc_5f_presentation_5f_template-outline5">
      <style:paragraph-properties fo:margin-left="7.2cm" fo:margin-right="0cm" fo:margin-top="0cm" fo:margin-bottom="0.1cm" fo:text-indent="-0.6cm"/>
      <style:text-properties fo:font-size="20pt" style:font-size-asian="20pt" style:font-size-complex="20pt"/>
    </style:style>
    <style:style style:name="hcmc_5f_presentation_5f_template-outline7" style:display-name="hcmc_presentation_template-outline7" style:family="presentation" style:parent-style-name="hcmc_5f_presentation_5f_template-outline6">
      <style:paragraph-properties fo:margin-left="8.4cm" fo:margin-right="0cm" fo:margin-top="0cm" fo:margin-bottom="0.1cm" fo:text-indent="-0.6cm"/>
      <style:text-properties fo:font-size="20pt" style:font-size-asian="20pt" style:font-size-complex="20pt"/>
    </style:style>
    <style:style style:name="hcmc_5f_presentation_5f_template-outline8" style:display-name="hcmc_presentation_template-outline8" style:family="presentation" style:parent-style-name="hcmc_5f_presentation_5f_template-outline7">
      <style:paragraph-properties fo:margin-left="9.6cm" fo:margin-right="0cm" fo:margin-top="0cm" fo:margin-bottom="0.1cm" fo:text-indent="-0.6cm"/>
      <style:text-properties fo:font-size="20pt" style:font-size-asian="20pt" style:font-size-complex="20pt"/>
    </style:style>
    <style:style style:name="hcmc_5f_presentation_5f_template-outline9" style:display-name="hcmc_presentation_template-outline9" style:family="presentation" style:parent-style-name="hcmc_5f_presentation_5f_template-outline8">
      <style:paragraph-properties fo:margin-left="10.8cm" fo:margin-right="0cm" fo:margin-top="0cm" fo:margin-bottom="0.1cm" fo:text-indent="-0.6cm"/>
      <style:text-properties fo:font-size="20pt" style:font-size-asian="20pt" style:font-size-complex="20pt"/>
    </style:style>
    <style:style style:name="hcmc_5f_presentation_5f_template-subtitle" style:display-name="hcmc_presentation_template-subtitle" style:family="presentation">
      <style:graphic-properties draw:stroke="none" draw:fill="none" draw:textarea-vertical-align="middle">
        <text:list-style style:name="hcmc_5f_presentation_5f_template-subtitle" style:display-name="hcmc_presentation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hcmc_5f_presentation_5f_template-title" style:display-name="hcmc_presentation_template-title" style:family="presentation">
      <style:graphic-properties draw:stroke="none" draw:fill="none" draw:fill-image-width="0cm" draw:fill-image-height="0cm" draw:textarea-vertical-align="middle" draw:shadow="visible">
        <text:list-style style:name="hcmc_5f_presentation_5f_template-title" style:display-name="hcmc_presentation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280099" style:text-outline="false" style:text-line-through-style="none" fo:font-family="Albany" style:font-family-generic="roman" style:font-pitch="variable" fo:font-size="36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e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cmc_5f_presentation_5f_template-outline1">
      <style:graphic-properties fo:min-height="12.18cm"/>
    </style:style>
    <style:style style:name="Mpr5" style:family="presentation" style:parent-style-name="hcmc_5f_presentation_5f_template-backgroundobjects">
      <style:graphic-properties draw:stroke="none" draw:fill="none" draw:fill-color="#ffffff" draw:auto-grow-height="false" fo:min-height="1.449cm"/>
    </style:style>
    <style:style style:name="Mpr6" style:family="presentation" style:parent-style-name="hcmc_5f_presentation_5f_template-backgroundobjects">
      <style:graphic-properties draw:stroke="none" draw:fill="none" draw:fill-color="#ffffff" draw:auto-grow-height="false" fo:min-height="1.485cm"/>
    </style:style>
    <style:style style:name="Mpr7" style:family="presentation" style:parent-style-name="hcmc_5f_presentation_5f_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text-align="end"/>
    </style:style>
    <style:style style:name="MP9" style:family="paragraph">
      <style:paragraph-properties fo:text-align="end"/>
      <style:text-properties fo:font-size="16pt" fo:font-style="italic" fo:font-weight="bold" style:font-size-asian="18pt" style:font-weight-asian="bold" style:font-size-complex="18pt" style:font-weight-complex="bold"/>
    </style:style>
    <style:style style:name="MP10" style:family="paragraph">
      <style:text-properties fo:font-size="16pt" fo:font-style="italic" fo:font-weight="bold" style:font-size-asian="18pt" style:font-weight-asian="bold" style:font-size-complex="18pt" style:font-weight-complex="bold"/>
    </style:style>
    <style:style style:name="MT1" style:family="text">
      <style:text-properties fo:font-size="14pt" style:font-size-asian="14pt" style:font-size-complex="14pt"/>
    </style:style>
    <style:style style:name="MT2" style:family="text">
      <style:text-properties fo:font-size="16pt" fo:font-style="italic"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2.237cm" presentation:class="title" presentation:placeholder="true">
        <draw:text-box/>
      </draw:frame>
      <draw:frame presentation:style-name="Default-outline1" draw:layer="backgroundobjects" svg:width="24.639cm" svg:height="12.18cm" svg:x="1.4cm" svg:y="6.1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6.338cm" svg:height="1.067cm" svg:x="1.282cm" svg:y="0.965cm">
        <draw:image xlink:href="Pictures/200000010000622F000010892CDC1246.sv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hcmc_5f_presentation_5f_template" style:display-name="hcmc_presentation_template" style:page-layout-name="PM1" draw:style-name="Mdp2">
      <draw:frame presentation:style-name="hcmc_5f_presentation_5f_template-title" draw:layer="backgroundobjects" svg:width="24cm" svg:height="3.506cm" svg:x="2cm" svg:y="1.537cm" presentation:class="title" presentation:placeholder="true">
        <draw:text-box/>
      </draw:frame>
      <draw:frame presentation:style-name="Mpr4" draw:layer="backgroundobjects" svg:width="23cm" svg:height="12.18cm" svg:x="2.5cm" svg:y="5.5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5" draw:layer="backgroundobjects" svg:width="6.523cm" svg:height="1.448cm" svg:x="1.7cm" svg:y="17.931cm" presentation:class="date-time">
        <draw:text-box>
          <text:p text:style-name="MP5"><text:span text:style-name="MT1"><presentation:date-time/></text:span></text:p>
        </draw:text-box>
      </draw:frame>
      <draw:frame presentation:style-name="Mpr5" draw:text-style-name="MP6" draw:layer="backgroundobjects" svg:width="8.875cm" svg:height="1.448cm" svg:x="9.576cm" svg:y="17.931cm" presentation:class="footer">
        <draw:text-box>
          <text:p text:style-name="MP6"><text:span text:style-name="MT1"><presentation:footer/></text:span></text:p>
        </draw:text-box>
      </draw:frame>
      <draw:frame presentation:style-name="Mpr5" draw:text-style-name="MP7" draw:layer="backgroundobjects" svg:width="6.523cm" svg:height="1.448cm" svg:x="19.676cm" svg:y="17.931cm" presentation:class="page-number">
        <draw:text-box>
          <text:p text:style-name="MP7"><text:span text:style-name="MT1"><text:page-number>&lt;number&gt;</text:page-number></text:span></text:p>
        </draw:text-box>
      </draw:frame>
      <draw:frame draw:style-name="Mgr3" draw:text-style-name="MP4" draw:layer="backgroundobjects" svg:width="5.82cm" svg:height="1.057cm" svg:x="1.27cm" svg:y="0.254cm">
        <draw:image xlink:href="Pictures/20000001000016BD00000422E276F49B.svg" xlink:type="simple" xlink:show="embed" xlink:actuate="onLoad">
          <text:p/>
        </draw:image>
      </draw:frame>
      <draw:frame draw:style-name="Mgr4" draw:text-style-name="MP9" draw:layer="backgroundobjects" svg:width="12.192cm" svg:height="0.878cm" svg:x="15.494cm" svg:y="0.508cm">
        <draw:text-box>
          <text:p text:style-name="MP8"><text:span text:style-name="MT2">MH, GN &amp; SA</text:span></text:p>
        </draw:text-box>
      </draw:frame>
      <draw:frame draw:style-name="Mgr4" draw:text-style-name="MP9" draw:layer="backgroundobjects" svg:width="14.732cm" svg:height="0.878cm" svg:x="12.7cm" svg:y="19.812cm">
        <draw:text-box>
          <text:p text:style-name="MP8"><text:span text:style-name="MT2">Introduction to TEI and XML</text:span></text:p>
        </draw:text-box>
      </draw:frame>
      <draw:frame draw:style-name="Mgr4" draw:text-style-name="MP10" draw:layer="backgroundobjects" svg:width="7.62cm" svg:height="0.878cm" svg:x="1.57cm" svg:y="19.812cm">
        <draw:text-box>
          <text:p><text:span text:style-name="MT2">FALL 2012</text:span></text:p>
        </draw:text-box>
      </draw:frame>
      <presentation:notes style:page-layout-name="PM0">
        <draw:page-thumbnail presentation:style-name="hcmc_5f_presentation_5f_template-title" draw:layer="backgroundobjects" svg:width="15.265cm" svg:height="10.476cm" svg:x="3.161cm" svg:y="2.123cm" presentation:class="page"/>
        <draw:frame presentation:style-name="hcmc_5f_presentation_5f_template-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1"><presentation:header/></text:span></text:p>
          </draw:text-box>
        </draw:frame>
        <draw:frame presentation:style-name="Mpr6" draw:text-style-name="MP7" draw:layer="backgroundobjects" svg:width="9.369cm" svg:height="1.396cm" svg:x="12.219cm" svg:y="0cm" presentation:class="date-time">
          <draw:text-box>
            <text:p text:style-name="MP7"><text:span text:style-name="MT1"><presentation:date-time/></text:span></text:p>
          </draw:text-box>
        </draw:frame>
        <draw:frame presentation:style-name="Mpr7" draw:text-style-name="MP5" draw:layer="backgroundobjects" svg:width="9.369cm" svg:height="1.396cm" svg:x="0cm" svg:y="26.543cm" presentation:class="footer">
          <draw:text-box>
            <text:p text:style-name="MP5"><text:span text:style-name="MT1"><presentation:footer/></text:span></text:p>
          </draw:text-box>
        </draw:frame>
        <draw:frame presentation:style-name="Mpr7"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02T10:30:11</meta:creation-date>
    <meta:editing-duration>PT18H2M52S</meta:editing-duration>
    <meta:editing-cycles>31</meta:editing-cycles>
    <meta:generator>LibreOffice/3.5$Linux_X86_64 LibreOffice_project/350m1$Build-2</meta:generator>
    <meta:initial-creator>mholmes </meta:initial-creator>
    <dc:date>2012-11-08T10:48:51</dc:date>
    <dc:creator>mholmes </dc:creator>
    <meta:document-statistic meta:object-count="53"/>
  </office:meta>
</office:document-meta>
</file>